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96e010" style:family="table" style:master-page-name="ta-mp-0xb896e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96f00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6f48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b896e010" table:print="true">
        <office:forms form:automatic-focus="false" form:apply-design-mode="false">
          <form:form/>
        </office:forms>
        <table:table-column table:style-name="ACOL-1" table:number-columns-repeated="5"/>
        <table:table-column table:style-name="ACOL-0"/>
        <table:table-column table:style-name="ACOL-0" table:number-columns-repeated="122"/>
        <table:table-row table:style-name="AROW-1">
          <table:table-cell table:number-columns-repeated="128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EJ5</text:p>
          </table:table-cell>
          <table:table-cell table:number-columns-repeated="12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ENTRADA</text:p>
          </table:table-cell>
          <table:table-cell table:style-name="Gnumeric-default" office:value-type="string">
            <text:p>EXACTO</text:p>
          </table:table-cell>
          <table:table-cell table:style-name="Gnumeric-default" office:value-type="string">
            <text:p>GOLOSO</text:p>
          </table:table-cell>
          <table:table-cell table:style-name="Gnumeric-default" office:value-type="string">
            <text:p>SWAP</text:p>
          </table:table-cell>
          <table:table-cell table:style-name="Gnumeric-default" office:value-type="string">
            <text:p>2-OPT</text:p>
          </table:table-cell>
          <table:table-cell table:number-columns-repeated="123" table:style-name="Gnumeric-default"/>
        </table:table-row>
        <table:table-row table:style-name="AROW-2">
          <table:table-cell table:style-name="Gnumeric-default" office:value-type="float" office:value="5">
            <text:p>5</text:p>
          </table:table-cell>
          <table:table-cell table:style-name="Gnumeric-default" office:value-type="float" office:value="2157">
            <text:p>2157</text:p>
          </table:table-cell>
          <table:table-cell table:style-name="Gnumeric-default" office:value-type="float" office:value="2157">
            <text:p>2157</text:p>
          </table:table-cell>
          <table:table-cell table:style-name="Gnumeric-default" office:value-type="float" office:value="2157">
            <text:p>2157</text:p>
          </table:table-cell>
          <table:table-cell table:style-name="Gnumeric-default" office:value-type="float" office:value="2157">
            <text:p>2157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6">
            <text:p>6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3103">
            <text:p>3103</text:p>
          </table:table-cell>
          <table:table-cell table:style-name="ACE-0xb896f484" office:value-type="float" office:value="994">
            <text:p>994</text:p>
          </table:table-cell>
          <table:table-cell table:style-name="ACE-0xb896f484" office:value-type="float" office:value="994">
            <text:p>994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7">
            <text:p>7</text:p>
          </table:table-cell>
          <table:table-cell table:style-name="Gnumeric-default" office:value-type="float" office:value="2443">
            <text:p>2443</text:p>
          </table:table-cell>
          <table:table-cell table:style-name="Gnumeric-default" office:value-type="float" office:value="2776">
            <text:p>2776</text:p>
          </table:table-cell>
          <table:table-cell table:style-name="ACE-0xb896f484" office:value-type="float" office:value="2499">
            <text:p>2499</text:p>
          </table:table-cell>
          <table:table-cell table:style-name="ACE-0xb896f484" office:value-type="float" office:value="2499">
            <text:p>2499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office:value-type="float" office:value="1955">
            <text:p>1955</text:p>
          </table:table-cell>
          <table:table-cell table:style-name="Gnumeric-default" office:value-type="float" office:value="3683">
            <text:p>3683</text:p>
          </table:table-cell>
          <table:table-cell table:style-name="ACE-0xb896f484" office:value-type="float" office:value="2263">
            <text:p>2263</text:p>
          </table:table-cell>
          <table:table-cell table:style-name="ACE-0xb896f484" office:value-type="float" office:value="2263">
            <text:p>2263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9">
            <text:p>9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float" office:value="2374">
            <text:p>2374</text:p>
          </table:table-cell>
          <table:table-cell table:style-name="ACE-0xb896f484" office:value-type="float" office:value="3157">
            <text:p>3157</text:p>
          </table:table-cell>
          <table:table-cell table:style-name="ACE-0xb896f484" office:value-type="float" office:value="3227">
            <text:p>3227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0">
            <text:p>10</text:p>
          </table:table-cell>
          <table:table-cell table:style-name="Gnumeric-default" office:value-type="float" office:value="1007">
            <text:p>1007</text:p>
          </table:table-cell>
          <table:table-cell table:style-name="Gnumeric-default" office:value-type="float" office:value="3562">
            <text:p>3562</text:p>
          </table:table-cell>
          <table:table-cell table:style-name="ACE-0xb896f484" office:value-type="float" office:value="1230">
            <text:p>1230</text:p>
          </table:table-cell>
          <table:table-cell table:style-name="ACE-0xb896f484" office:value-type="float" office:value="1230">
            <text:p>1230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1">
            <text:p>11</text:p>
          </table:table-cell>
          <table:table-cell table:style-name="Gnumeric-default" office:value-type="float" office:value="1476">
            <text:p>1476</text:p>
          </table:table-cell>
          <table:table-cell table:style-name="Gnumeric-default" office:value-type="float" office:value="3376">
            <text:p>3376</text:p>
          </table:table-cell>
          <table:table-cell table:style-name="ACE-0xb896f484" office:value-type="float" office:value="2642">
            <text:p>2642</text:p>
          </table:table-cell>
          <table:table-cell table:style-name="ACE-0xb896f484" office:value-type="float" office:value="2642">
            <text:p>2642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2">
            <text:p>12</text:p>
          </table:table-cell>
          <table:table-cell table:style-name="Gnumeric-default" office:value-type="float" office:value="1608">
            <text:p>1608</text:p>
          </table:table-cell>
          <table:table-cell table:style-name="Gnumeric-default" office:value-type="float" office:value="978">
            <text:p>978</text:p>
          </table:table-cell>
          <table:table-cell table:style-name="ACE-0xb896f484" office:value-type="float" office:value="2458">
            <text:p>2458</text:p>
          </table:table-cell>
          <table:table-cell table:style-name="ACE-0xb896f484" office:value-type="float" office:value="3072">
            <text:p>3072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3">
            <text:p>13</text:p>
          </table:table-cell>
          <table:table-cell table:style-name="Gnumeric-default" office:value-type="float" office:value="837">
            <text:p>837</text:p>
          </table:table-cell>
          <table:table-cell table:style-name="Gnumeric-default" office:value-type="float" office:value="1097">
            <text:p>1097</text:p>
          </table:table-cell>
          <table:table-cell table:style-name="ACE-0xb896f484" office:value-type="float" office:value="875">
            <text:p>875</text:p>
          </table:table-cell>
          <table:table-cell table:style-name="ACE-0xb896f484" office:value-type="float" office:value="875">
            <text:p>875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4">
            <text:p>14</text:p>
          </table:table-cell>
          <table:table-cell table:style-name="Gnumeric-default" office:value-type="float" office:value="783">
            <text:p>783</text:p>
          </table:table-cell>
          <table:table-cell table:style-name="Gnumeric-default" office:value-type="float" office:value="10371">
            <text:p>10371</text:p>
          </table:table-cell>
          <table:table-cell table:style-name="ACE-0xb896f484" office:value-type="float" office:value="809">
            <text:p>809</text:p>
          </table:table-cell>
          <table:table-cell table:style-name="ACE-0xb896f484" office:value-type="float" office:value="809">
            <text:p>809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5">
            <text:p>15</text:p>
          </table:table-cell>
          <table:table-cell table:style-name="Gnumeric-default" office:value-type="float" office:value="2326">
            <text:p>2326</text:p>
          </table:table-cell>
          <table:table-cell table:style-name="Gnumeric-default" office:value-type="float" office:value="6524">
            <text:p>6524</text:p>
          </table:table-cell>
          <table:table-cell table:style-name="ACE-0xb896f484" office:value-type="float" office:value="5236">
            <text:p>5236</text:p>
          </table:table-cell>
          <table:table-cell table:style-name="ACE-0xb896f484" office:value-type="float" office:value="5236">
            <text:p>5236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/>
          <table:table-cell table:style-name="Gnumeric-default" office:value-type="float" office:value="2533">
            <text:p>2533</text:p>
          </table:table-cell>
          <table:table-cell table:style-name="ACE-0xb896f484" office:value-type="float" office:value="1843">
            <text:p>1843</text:p>
          </table:table-cell>
          <table:table-cell table:style-name="ACE-0xb896f484" office:value-type="float" office:value="5228">
            <text:p>5228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7">
            <text:p>17</text:p>
          </table:table-cell>
          <table:table-cell table:style-name="Gnumeric-default"/>
          <table:table-cell table:style-name="Gnumeric-default" office:value-type="float" office:value="5263">
            <text:p>5263</text:p>
          </table:table-cell>
          <table:table-cell table:style-name="ACE-0xb896f484" office:value-type="float" office:value="4905">
            <text:p>4905</text:p>
          </table:table-cell>
          <table:table-cell table:style-name="ACE-0xb896f484" office:value-type="float" office:value="1210">
            <text:p>1210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8">
            <text:p>18</text:p>
          </table:table-cell>
          <table:table-cell table:style-name="Gnumeric-default"/>
          <table:table-cell table:style-name="Gnumeric-default" office:value-type="float" office:value="4775">
            <text:p>4775</text:p>
          </table:table-cell>
          <table:table-cell table:style-name="ACE-0xb896f484" office:value-type="float" office:value="4561">
            <text:p>4561</text:p>
          </table:table-cell>
          <table:table-cell table:style-name="ACE-0xb896f484" office:value-type="float" office:value="3527">
            <text:p>3527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9">
            <text:p>19</text:p>
          </table:table-cell>
          <table:table-cell table:style-name="Gnumeric-default"/>
          <table:table-cell table:style-name="Gnumeric-default" office:value-type="float" office:value="11642">
            <text:p>11642</text:p>
          </table:table-cell>
          <table:table-cell table:style-name="ACE-0xb896f484" office:value-type="float" office:value="8758">
            <text:p>8758</text:p>
          </table:table-cell>
          <table:table-cell table:style-name="ACE-0xb896f484" office:value-type="float" office:value="4211">
            <text:p>4211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20">
            <text:p>20</text:p>
          </table:table-cell>
          <table:table-cell table:style-name="Gnumeric-default"/>
          <table:table-cell table:style-name="Gnumeric-default" office:value-type="float" office:value="4569">
            <text:p>4569</text:p>
          </table:table-cell>
          <table:table-cell table:style-name="ACE-0xb896f484" office:value-type="float" office:value="3993">
            <text:p>3993</text:p>
          </table:table-cell>
          <table:table-cell table:style-name="ACE-0xb896f484" office:value-type="float" office:value="9290">
            <text:p>9290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/>
          <table:table-cell table:style-name="Gnumeric-default" office:value-type="float" office:value="2424">
            <text:p>2424</text:p>
          </table:table-cell>
          <table:table-cell table:style-name="ACE-0xb896f484" office:value-type="float" office:value="2188">
            <text:p>2188</text:p>
          </table:table-cell>
          <table:table-cell table:style-name="ACE-0xb896f484" office:value-type="float" office:value="3974">
            <text:p>3974</text:p>
          </table:table-cell>
          <table:table-cell table:style-name="ACE-0xb896f484"/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22">
            <text:p>22</text:p>
          </table:table-cell>
          <table:table-cell table:style-name="Gnumeric-default"/>
          <table:table-cell table:style-name="Gnumeric-default" office:value-type="float" office:value="3127">
            <text:p>3127</text:p>
          </table:table-cell>
          <table:table-cell table:style-name="ACE-0xb896f484" office:value-type="float" office:value="2801">
            <text:p>2801</text:p>
          </table:table-cell>
          <table:table-cell table:style-name="ACE-0xb896f484" office:value-type="float" office:value="2176">
            <text:p>2176</text:p>
          </table:table-cell>
          <table:table-cell table:number-columns-repeated="123" table:style-name="Gnumeric-default"/>
        </table:table-row>
        <table:table-row table:style-name="AROW-2">
          <table:table-cell table:style-name="Gnumeric-default" office:value-type="float" office:value="23">
            <text:p>23</text:p>
          </table:table-cell>
          <table:table-cell table:style-name="Gnumeric-default"/>
          <table:table-cell table:style-name="Gnumeric-default" office:value-type="float" office:value="3324">
            <text:p>3324</text:p>
          </table:table-cell>
          <table:table-cell table:style-name="ACE-0xb896f484" office:value-type="float" office:value="3324">
            <text:p>3324</text:p>
          </table:table-cell>
          <table:table-cell table:style-name="ACE-0xb896f484" office:value-type="float" office:value="2615">
            <text:p>2615</text:p>
          </table:table-cell>
          <table:table-cell table:number-columns-repeated="123" table:style-name="Gnumeric-default"/>
        </table:table-row>
        <table:table-row table:style-name="AROW-2">
          <table:table-cell table:style-name="Gnumeric-default" office:value-type="float" office:value="24">
            <text:p>24</text:p>
          </table:table-cell>
          <table:table-cell table:style-name="Gnumeric-default"/>
          <table:table-cell table:style-name="Gnumeric-default" office:value-type="float" office:value="5928">
            <text:p>5928</text:p>
          </table:table-cell>
          <table:table-cell table:style-name="ACE-0xb896f484" office:value-type="float" office:value="3324">
            <text:p>3324</text:p>
          </table:table-cell>
          <table:table-cell table:style-name="ACE-0xb896f484" office:value-type="float" office:value="3324">
            <text:p>3324</text:p>
          </table:table-cell>
          <table:table-cell table:number-columns-repeated="123" table:style-name="Gnumeric-default"/>
        </table:table-row>
        <table:table-row table:style-name="AROW-0" table:number-rows-repeated="104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4" gnm:cursor-row="14">
          <gnm:selection gnm:start-col="4" gnm:start-row="14" gnm:end-col="4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891bb7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896e010" style:display-name="Hoja1" style:page-layout-name="pl-0xb891bb7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1-11T03:50:14Z</dc:date>
    <meta:creation-date>2016-11-10T23:46:09Z</meta:creation-date>
    <meta:editing-cycles>1</meta:editing-cycles>
    <meta:editing-duration>P0D</meta:editing-duration>
    <meta:generator>gnumeric/1.12.9</meta:generator>
  </office:meta>
</office:document-meta>
</file>